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olution 27 July 2022</text:p>
      <text:p text:style-name="P1"/>
      <text:p text:style-name="P1">In the beginning......GOD.....</text:p>
      <text:p text:style-name="P1"/>
      <text:p text:style-name="P1">There is dispute about this ever since. Even Christian believers talk about evolu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27T15:45:19.08</meta:creation-date>
    <meta:document-statistic meta:table-count="0" meta:image-count="0" meta:object-count="0" meta:page-count="1" meta:paragraph-count="3" meta:word-count="20" meta:character-count="139"/>
    <dc:date>2022-07-27T15:58:59.05</dc:date>
    <meta:editing-duration>PT13M42S</meta:editing-duration>
    <meta:editing-cycles>1</meta:editing-cycles>
    <meta:generator>OpenOffice/4.1.9$Win32 OpenOffice.org_project/419m1$Build-9805</meta:generator>
  </office:meta>
</office:document-meta>
</file>